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A5C000007E8EDEACFE6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579d1c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00" draw:textarea-vertical-align="middle" draw:auto-grow-height="false" fo:min-height="0.749cm" fo:min-width="0.49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fill-color="#cfe7f5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/>
    </style:style>
    <style:style style:name="T3" style:family="text">
      <style:text-properties fo:color="#cfe7f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9.652cm" svg:height="3.175cm" svg:x="1.127cm" svg:y="1.254cm">
          <text:p text:style-name="P1"><text:span text:style-name="T1">Presentation</text:span></text:p>
          <text:p text:style-name="P1">Angular + Bootstrap</text:p>
        </draw:rect>
        <draw:rect draw:style-name="gr1" draw:text-style-name="P1" xml:id="id2" draw:id="id2" draw:layer="layout" svg:width="9.652cm" svg:height="3.175cm" svg:x="12.684cm" svg:y="1.254cm">
          <text:p text:style-name="P1"><text:span text:style-name="T1">Lego Nxt API</text:span></text:p>
          <text:p text:style-name="P1">Typescript → Javascript</text:p>
        </draw:rect>
        <draw:rect draw:style-name="gr2" draw:text-style-name="P1" draw:layer="layout" svg:width="9.652cm" svg:height="3.175cm" svg:x="12.684cm" svg:y="6.461cm">
          <text:p text:style-name="P1"><text:span text:style-name="T1"/></text:p>
          <text:p text:style-name="P1"/>
          <text:p text:style-name="P1">BluetoothSerial.java</text:p>
        </draw:rect>
        <draw:line draw:style-name="gr3" draw:text-style-name="P1" draw:layer="layout" svg:x1="1cm" svg:y1="8.112cm" svg:x2="26.94cm" svg:y2="8.112cm">
          <text:p/>
        </draw:line>
        <draw:frame draw:style-name="gr4" draw:layer="layout" svg:width="3.302cm" svg:height="1.012cm" svg:x="6.334cm" svg:y="8.37cm">
          <draw:text-box>
            <text:p><text:span text:style-name="T2">Native</text:span></text:p>
          </draw:text-box>
        </draw:frame>
        <draw:connector draw:style-name="gr5" draw:text-style-name="P1" draw:layer="layout" svg:x1="10.779cm" svg:y1="2.841cm" svg:x2="12.684cm" svg:y2="2.841cm" draw:start-shape="id1" draw:start-glue-point="1" draw:end-shape="id2" draw:end-glue-point="3" svg:d="m10779 2841h1905">
          <text:p/>
        </draw:connector>
        <draw:connector draw:style-name="gr5" draw:text-style-name="P1" draw:layer="layout" svg:x1="17.51cm" svg:y1="4.429cm" svg:x2="17.51cm" svg:y2="6.461cm" draw:start-shape="id2" draw:end-shape="id3" svg:d="m17510 4429v2032">
          <text:p/>
        </draw:connector>
        <draw:custom-shape draw:style-name="gr6" draw:text-style-name="P1" draw:layer="layout" svg:width="1.524cm" svg:height="2.794cm" svg:x="16.621cm" svg:y="9.763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7" draw:text-style-name="P1" draw:layer="layout" svg:width="9.83cm" svg:height="7.62cm" svg:x="12.76cm" svg:y="12.684cm">
          <draw:image xlink:href="Pictures/1000000000000A5C000007E8EDEACFE6.jpg" xlink:type="simple" xlink:show="embed" xlink:actuate="onLoad">
            <text:p/>
          </draw:image>
        </draw:frame>
        <draw:frame draw:style-name="gr8" draw:layer="layout" svg:width="8.382cm" svg:height="0.962cm" svg:x="9.89cm" svg:y="10.452cm">
          <draw:text-box>
            <text:p>Byte array commands</text:p>
          </draw:text-box>
        </draw:frame>
        <draw:rect draw:style-name="gr9" draw:text-style-name="P1" xml:id="id3" draw:id="id3" draw:layer="layout" svg:width="9.652cm" svg:height="1.651cm" svg:x="12.684cm" svg:y="6.461cm">
          <text:p text:style-name="P1"><text:span text:style-name="T1">Phonegap</text:span></text:p>
          <text:p text:style-name="P1">BluetoothSerial.js</text:p>
        </draw:rect>
        <draw:frame draw:style-name="gr10" draw:layer="layout" svg:width="3.048cm" svg:height="0.962cm" svg:x="6.334cm" svg:y="6.969cm">
          <draw:text-box>
            <text:p><text:span text:style-name="T3">HTML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Ronemous</meta:initial-creator>
    <meta:creation-date>2014-04-14T22:59:29</meta:creation-date>
    <dc:date>2014-04-19T20:53:23</dc:date>
    <dc:creator>Matthew Ronemous</dc:creator>
    <meta:editing-duration>PT1H32M59S</meta:editing-duration>
    <meta:editing-cycles>6</meta:editing-cycles>
    <meta:generator>OpenOffice/4.0.1$Unix OpenOffice.org_project/401m5$Build-9714</meta:generator>
    <meta:document-statistic meta:object-count="12"/>
  </office:meta>
</office:document-meta>
</file>